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[J grad] = nnCostFunction(nn_params, ...</text:p>
      <text:p text:style-name="Standard"><text:s text:c="35"/>input_layer_size, ...</text:p>
      <text:p text:style-name="Standard"><text:s text:c="35"/>hidden_layer_size, ...</text:p>
      <text:p text:style-name="Standard"><text:s text:c="35"/>num_labels, ...</text:p>
      <text:p text:style-name="Standard"><text:s text:c="35"/>X, y, lambda)</text:p>
      <text:p text:style-name="Standard"></text:p>
      <text:p text:style-name="Standard"></text:p>
      <text:p text:style-name="Standard"></text:p>
      <text:p text:style-name="Standard">Theta1 = reshape(nn_params(1:hidden_layer_size * (input_layer_size + 1)), ...</text:p>
      <text:p text:style-name="Standard"><text:s text:c="17"/>hidden_layer_size, (input_layer_size + 1));</text:p>
      <text:p text:style-name="Standard"></text:p>
      <text:p text:style-name="Standard">Theta2 = reshape(nn_params((1 + (hidden_layer_size * (input_layer_size + 1))):end), ...</text:p>
      <text:p text:style-name="Standard"><text:s text:c="17"/>num_labels, (hidden_layer_size + 1));</text:p>
      <text:p text:style-name="Standard"></text:p>
      <text:p text:style-name="Standard">% Setup some useful variables</text:p>
      <text:p text:style-name="Standard">m = size(X, 1);</text:p>
      <text:p text:style-name="Standard"><text:s text:c="9"/></text:p>
      <text:p text:style-name="Standard">% You need to return the following variables correctly </text:p>
      <text:p text:style-name="Standard">J = 0;</text:p>
      <text:p text:style-name="Standard">Theta1_grad = zeros(size(Theta1));</text:p>
      <text:p text:style-name="Standard">Theta2_grad = zeros(size(Theta2));</text:p>
      <text:p text:style-name="Standard"></text:p>
      <text:p text:style-name="Standard"></text:p>
      <text:p text:style-name="Standard"></text:p>
      <text:p text:style-name="Standard"></text:p>
      <text:p text:style-name="Standard">%Feed-forward</text:p>
      <text:p text:style-name="Standard"></text:p>
      <text:p text:style-name="Standard">regu = 0;</text:p>
      <text:p text:style-name="Standard">for i=1:size(Theta1, 1)</text:p>
      <text:p text:style-name="Standard"><text:s text:c="4"/>for j=2:size(Theta1, 2)</text:p>
      <text:p text:style-name="Standard"><text:s text:c="7"/>regu = regu + Theta1(i,j)*Theta1(i,j);</text:p>
      <text:p text:style-name="Standard"><text:s text:c="4"/>end</text:p>
      <text:p text:style-name="Standard">end</text:p>
      <text:p text:style-name="Standard"></text:p>
      <text:p text:style-name="Standard">for i=1:size(Theta2, 1)</text:p>
      <text:p text:style-name="Standard"><text:s text:c="4"/>for j=2:size(Theta2, 2)</text:p>
      <text:p text:style-name="Standard"><text:s text:c="7"/>regu = regu + Theta2(i,j)*Theta2(i,j);</text:p>
      <text:p text:style-name="Standard"><text:s text:c="4"/>end</text:p>
      <text:p text:style-name="Standard">end</text:p>
      <text:p text:style-name="Standard"></text:p>
      <text:p text:style-name="Standard">regu = regu*lambda/(2*m);</text:p>
      <text:p text:style-name="Standard"></text:p>
      <text:p text:style-name="Standard">a1 = X;</text:p>
      <text:p text:style-name="Standard">a1 = [ones(m, 1) a1];</text:p>
      <text:p text:style-name="Standard">z2 = a1*Theta1';</text:p>
      <text:p text:style-name="Standard">a2 = sigmoid(z2);</text:p>
      <text:p text:style-name="Standard">a2 = [ones(m, 1) a2];</text:p>
      <text:p text:style-name="Standard">z3 = a2*Theta2';</text:p>
      <text:p text:style-name="Standard">a3 = sigmoid(z3);</text:p>
      <text:p text:style-name="Standard"></text:p>
      <text:p text:style-name="Standard">y1 = zeros(m, num_labels);</text:p>
      <text:p text:style-name="Standard">for i=1:m</text:p>
      <text:p text:style-name="Standard"><text:soft-page-break/><text:s text:c="4"/>for j=1:num_labels</text:p>
      <text:p text:style-name="Standard"><text:s text:c="7"/>if j == y(i)</text:p>
      <text:p text:style-name="Standard"><text:s text:c="10"/>y1(i, j) = 1;</text:p>
      <text:p text:style-name="Standard"><text:s text:c="10"/></text:p>
      <text:p text:style-name="Standard"><text:s text:c="7"/>end</text:p>
      <text:p text:style-name="Standard"><text:s text:c="4"/>end</text:p>
      <text:p text:style-name="Standard">end</text:p>
      <text:p text:style-name="Standard"></text:p>
      <text:p text:style-name="Standard"></text:p>
      <text:p text:style-name="Standard"></text:p>
      <text:p text:style-name="Standard">for i=1:m</text:p>
      <text:p text:style-name="Standard"><text:s text:c="4"/>J = J - log(a3(i, :)) * (y1(i, :)') - log(1-a3(i, :)) * (1- y1(i, :)');</text:p>
      <text:p text:style-name="Standard">end</text:p>
      <text:p text:style-name="Standard">J=J/m;</text:p>
      <text:p text:style-name="Standard"></text:p>
      <text:p text:style-name="Standard">J=J+regu;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%Back propagation starts here</text:p>
      <text:p text:style-name="Standard">%gradient calculation</text:p>
      <text:p text:style-name="Standard">dl3 = a3 - y1;</text:p>
      <text:p text:style-name="Standard">dl2 = (dl3*Theta2).*(a2.*(1-a2));</text:p>
      <text:p text:style-name="Standard"></text:p>
      <text:p text:style-name="Standard">ddl2 = dl2(:, 2:size(dl2,2));</text:p>
      <text:p text:style-name="Standard">Theta2_grad = Theta2_grad + dl3'*a2;</text:p>
      <text:p text:style-name="Standard">Theta1_grad = Theta1_grad + ddl2'*a1;</text:p>
      <text:p text:style-name="Standard">Theta2_grad = Theta2_grad/m;</text:p>
      <text:p text:style-name="Standard">Theta1_grad = Theta1_grad/m;</text:p>
      <text:p text:style-name="Standard"></text:p>
      <text:p text:style-name="Standard">for i=1:size(Theta2_grad,1)</text:p>
      <text:p text:style-name="Standard"><text:s text:c="4"/>for j=2:size(Theta2_grad,2)</text:p>
      <text:p text:style-name="Standard"><text:s text:c="7"/>Theta2_grad(i, j) = Theta2_grad(i, j) + lambda*Theta2(i,j)/m;</text:p>
      <text:p text:style-name="Standard"><text:s text:c="4"/>end</text:p>
      <text:p text:style-name="Standard">end</text:p>
      <text:p text:style-name="Standard"></text:p>
      <text:p text:style-name="Standard">for i=1:size(Theta1_grad,1)</text:p>
      <text:p text:style-name="Standard"><text:s text:c="4"/>for j=2:size(Theta1_grad,2)</text:p>
      <text:p text:style-name="Standard"><text:s text:c="7"/>Theta1_grad(i, j) = Theta1_grad(i, j) + lambda*Theta1(i,j)/m;;</text:p>
      <text:p text:style-name="Standard"><text:s text:c="4"/>end</text:p>
      <text:p text:style-name="Standard">end</text:p>
      <text:p text:style-name="Standard"></text:p>
      <text:p text:style-name="Standard"></text:p>
      <text:p text:style-name="Standard"></text:p>
      <text:p text:style-name="Standard"></text:p>
      <text:p text:style-name="Standard">% Unroll gradients</text:p>
      <text:p text:style-name="Standard">grad = [Theta1_grad(:) ; Theta2_grad(:)];</text:p>
      <text:p text:style-name="Standard"></text:p>
      <text:p text:style-name="Standard">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00:25:47</meta:creation-date>
    <dc:date>2013-07-30T00:25:55</dc:date>
    <meta:editing-duration>P0D</meta:editing-duration>
    <meta:editing-cycles>1</meta:editing-cycles>
    <meta:document-statistic meta:table-count="0" meta:image-count="0" meta:object-count="0" meta:page-count="2" meta:paragraph-count="104" meta:word-count="235" meta:character-count="2016" meta:non-whitespace-character-count="1458"/>
    <meta:generator>LibreOffice/3.5$Linux_x86 LibreOffice_project/350m1$Build-2</meta:generator>
  </office:meta>
</office:document-meta>
</file>